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5.9493in" style:rel-column-width="58251*"/>
    </style:style>
    <style:style style:name="Table1.B" style:family="table-column">
      <style:table-column-properties style:column-width="0.7438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5.9493in" style:rel-column-width="58251*"/>
    </style:style>
    <style:style style:name="Table2.B" style:family="table-column">
      <style:table-column-properties style:column-width="0.7438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5.9493in" style:rel-column-width="58251*"/>
    </style:style>
    <style:style style:name="Table3.B" style:family="table-column">
      <style:table-column-properties style:column-width="0.7438in" style:rel-column-width="7284*"/>
    </style:style>
    <style:style style:name="Table3.A1" style:family="table-cell">
      <style:table-cell-properties style:vertical-align="middle" fo:padding="0.0382in" fo:border="none"/>
    </style:style>
    <style:style style:name="P1" style:family="paragraph" style:parent-style-name="Standard">
      <style:text-properties officeooo:rsid="001ed653" officeooo:paragraph-rsid="001ed65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ed653" officeooo:paragraph-rsid="001ed65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ed653" officeooo:paragraph-rsid="001ed65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ed653" officeooo:paragraph-rsid="001ed65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ed653"/>
    </style:style>
    <style:style style:name="P6" style:family="paragraph" style:parent-style-name="Standard">
      <style:paragraph-properties fo:text-align="start" style:justify-single-word="false"/>
      <style:text-properties officeooo:paragraph-rsid="001fd494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1ed653" officeooo:paragraph-rsid="001ed653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1ed653" officeooo:paragraph-rsid="001ed653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rsid="001fd494" officeooo:paragraph-rsid="001fd494" style:font-style-asian="normal" style:font-weight-asian="normal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1ed653" officeooo:paragraph-rsid="001ed653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23894e"/>
    </style:style>
    <style:style style:name="P14" style:family="paragraph" style:parent-style-name="Standard">
      <style:paragraph-properties fo:text-align="start" style:justify-single-word="false"/>
      <style:text-properties officeooo:paragraph-rsid="001fd494"/>
    </style:style>
    <style:style style:name="P15" style:family="paragraph" style:parent-style-name="Standard">
      <style:paragraph-properties fo:text-align="start" style:justify-single-word="false"/>
      <style:text-properties officeooo:rsid="0024ba67" officeooo:paragraph-rsid="0024ba67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25e2df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ym Derriman (Partner: Evan Howell)</text:p>
      <text:p text:style-name="P1">Lab 09 &amp; 10</text:p>
      <text:p text:style-name="P1">Section 4</text:p>
      <text:p text:style-name="P1"/>
      <text:p text:style-name="P2">FOURIER ANALYSIS AND SYNTHESIS</text:p>
      <text:p text:style-name="P4"/>
      <text:p text:style-name="P3">INTRODUCTION</text:p>
      <text:p text:style-name="P4">xyz</text:p>
      <text:p text:style-name="P3">BACKGROUND</text:p>
      <text:p text:style-name="P4"/>
      <text:p text:style-name="P7">Background Questions:</text:p>
      <text:p text:style-name="P7"/>
      <text:p text:style-name="P8">1. Square Wave</text:p>
      <text:p text:style-name="P8">The square wave shown is symmetric about the origin and is described over one period by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0"><draw:frame draw:style-name="fr2" draw:name="Object1" text:anchor-type="as-char" svg:y="-0.6898in" svg:width="1.9661in" svg:height="1.321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11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5"/>
      <text:p text:style-name="P9">The periodic function with period T can be expressed by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0"><draw:frame draw:style-name="fr2" draw:name="Object4" text:anchor-type="as-char" svg:y="-0.5807in" svg:width="2.2425in" svg:height="1.1335in" draw:z-index="3"><draw:object xlink:href="./Object 4" xlink:type="simple" xlink:show="embed" xlink:actuate="onLoad"/><draw:image xlink:href="./ObjectReplacements/Object 4" xlink:type="simple" xlink:show="embed" xlink:actuate="onLoad"/></draw:frame></text:p>
            </table:table-cell>
            <table:table-cell table:style-name="Table2.A1" office:value-type="string">
              <text:p text:style-name="P11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6"/>
      <text:p text:style-name="P15">We derive the coefficient for this square wave by integrating <draw:frame draw:style-name="fr1" draw:name="Object6" text:anchor-type="as-char" svg:y="-0.1598in" svg:width="0.2445in" svg:height="0.2055in" draw:z-index="5"><draw:object xlink:href="./Object 6" xlink:type="simple" xlink:show="embed" xlink:actuate="onLoad"/><draw:image xlink:href="./ObjectReplacements/Object 6" xlink:type="simple" xlink:show="embed" xlink:actuate="onLoad"/></draw:frame><text:s/>over each interval of the piecewise function separately, obtaining exponential terms, which we then convert to trigonometric functions using <text:span text:style-name="T1">identities derived from Euler’s formula </text:span><text:span text:style-name="T1"><draw:frame draw:style-name="fr1" draw:name="Object7" text:anchor-type="as-char" svg:y="-0.1728in" svg:width="1.3827in" svg:height="0.2217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, resulting in the following:</text:span></text:p>
      <text:p text:style-name="P6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0"><draw:frame draw:style-name="fr2" draw:name="Object5" text:anchor-type="as-char" svg:y="-0.2445in" svg:width="2.1972in" svg:height="0.395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3.A1" office:value-type="string">
              <text:p text:style-name="P11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13"/>
      <text:p text:style-name="P13"/>
      <text:p text:style-name="P8"/>
      <text:p text:style-name="P8"/>
      <text:p text:style-name="P3">PROCEDURE</text:p>
      <text:p text:style-name="P4">xyz</text:p>
      <text:p text:style-name="P3">RESULTS AND DISCUSSION</text:p>
      <text:p text:style-name="P4">xyz</text:p>
      <text:p text:style-name="P3">CONCLUSION</text:p>
      <text:p text:style-name="P4">xyz</text:p>
      <text:p text:style-name="P3">REFERENCES</text:p>
      <text:p text:style-name="P4">xyz</text:p>
      <text:p text:style-name="P4"/>
      <text:p text:style-name="P4"><draw:frame draw:style-name="fr2" draw:name="Object2" text:anchor-type="as-char" svg:y="-0.1299in" svg:width="0.428in" svg:height="0.139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><text:soft-page-break/><draw:frame draw:style-name="fr2" draw:name="Object3" text:anchor-type="as-char" svg:y="-0.5807in" svg:width="2.2425in" svg:height="1.1335in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class="extra"/>
    <style:style style:name="Formula" style:family="graphic">
      <style:graphic-properties text:anchor-type="as-char" svg:y="0in" style:vertical-pos="middle" style:vertical-rel="text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08:53:08.100599863</meta:creation-date>
    <dc:date>2024-11-19T23:19:26.887069410</dc:date>
    <meta:editing-duration>PT7H33M30S</meta:editing-duration>
    <meta:editing-cycles>2</meta:editing-cycles>
    <meta:generator>LibreOffice/24.2.6.2$Linux_X86_64 LibreOffice_project/420$Build-2</meta:generator>
    <meta:document-statistic meta:table-count="3" meta:image-count="0" meta:object-count="7" meta:page-count="2" meta:paragraph-count="28" meta:word-count="101" meta:character-count="634" meta:non-whitespace-character-count="55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row>
                      <mo stretchy="false">−</mo>
                      <mn>1</mn>
                    </mrow>
                    <mspace width="2em"/>
                    <mtext>for</mtext>
                    <mspace width="2em"/>
                    <mrow>
                      <mfrac>
                        <mrow>
                          <mo stretchy="false">−</mo>
                          <mi>T</mi>
                        </mrow>
                        <mn>2</mn>
                      </mfrac>
                      <mo stretchy="false">≤</mo>
                      <mi>t</mi>
                      <mo stretchy="false">&lt;</mo>
                      <mfrac>
                        <mrow>
                          <mo stretchy="false">−</mo>
                          <mi>T</mi>
                        </mrow>
                        <mn>4</mn>
                      </mfrac>
                    </mrow>
                  </mrow>
                </mtd>
              </mtr>
              <mtr>
                <mtd>
                  <mrow>
                    <mn>0</mn>
                    <mspace width="2em"/>
                    <mtext>for</mtext>
                    <mspace width="2em"/>
                    <mrow>
                      <mfrac>
                        <mrow>
                          <mo stretchy="false">−</mo>
                          <mi>T</mi>
                        </mrow>
                        <mn>4</mn>
                      </mfrac>
                      <mo stretchy="false">≤</mo>
                      <mi>t</mi>
                      <mo stretchy="false">&lt;</mo>
                      <mfrac>
                        <mi>T</mi>
                        <mn>4</mn>
                      </mfrac>
                    </mrow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  <mspace width="2em"/>
                    <mtext>for</mtext>
                    <mspace width="2em"/>
                    <mrow>
                      <mfrac>
                        <mi>T</mi>
                        <mn>4</mn>
                      </mfrac>
                      <mo stretchy="false">≤</mo>
                      <mi>t</mi>
                      <mo stretchy="false">≤</mo>
                      <mfrac>
                        <mi>T</mi>
                        <mn>2</mn>
                      </mfrac>
                    </mrow>
                  </mrow>
                </mtd>
              </mtr>
            </mtable>
          </mrow>
        </mrow>
      </mrow>
    </mrow>
    <annotation encoding="StarMath 5.0">f(t) = left lbrace stack {
  -1 ~ "for" ~ {-T over 2} &lt;= t &lt; {-T over 4} #
  0 ~ "for" ~ {-T over 4} &lt;= t &lt; {T over 4} #
  -1 ~ "for" ~ {T over 4} &lt;= t &lt;= {T over 2}
} right none
</annotation>
  </semantics>
</math>
</file>

<file path=Object 2/content.xml><?xml version="1.0" encoding="utf-8"?>
<math xmlns="http://www.w3.org/1998/Math/MathML" display="block">
  <semantics>
    <mrow>
      <mrow>
        <mi mathvariant="normal">❑</mi>
        <mo stretchy="false">≤</mo>
        <mi mathvariant="normal">❑</mi>
      </mrow>
    </mrow>
    <annotation encoding="StarMath 5.0">{ &lt;?&gt; &lt;= &lt;?&gt; }</annotation>
  </semantics>
</math>
</file>

<file path=Object 3/content.xml><?xml version="1.0" encoding="utf-8"?>
<math xmlns="http://www.w3.org/1998/Math/MathML" display="block">
  <semantics>
    <mtable>
      <mtr>
        <mtd>
          <mrow>
            <mi>f</mi>
            <mrow>
              <mo fence="true" form="prefix" stretchy="false">(</mo>
              <mrow>
                <mi>t</mi>
              </mrow>
              <mo fence="true" form="postfix" stretchy="false">)</mo>
            </mrow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n</mi>
                  <mo stretchy="false">=</mo>
                  <mrow>
                    <mo stretchy="false">−</mo>
                    <mi mathvariant="normal">∞</mi>
                  </mrow>
                </mrow>
                <mi mathvariant="normal">∞</mi>
              </munderover>
              <mover accent="true">
                <msub>
                  <mi>F</mi>
                  <mi>n</mi>
                </msub>
                <mo stretchy="false">^</mo>
              </mover>
            </mrow>
            <msup>
              <mi>e</mi>
              <mrow>
                <mi>i</mi>
                <mfrac>
                  <mrow>
                    <mn>2</mn>
                    <mi mathvariant="italic">mnt</mi>
                  </mrow>
                  <mi>T</mi>
                </mfrac>
              </mrow>
            </msup>
          </mrow>
        </mtd>
      </mtr>
      <mtr>
        <mtd>
          <mrow/>
        </mtd>
      </mtr>
      <mtr>
        <mtd>
          <mrow>
            <mi mathvariant="italic">where</mi>
            <mover accent="true">
              <msub>
                <mi>F</mi>
                <mi>n</mi>
              </msub>
              <mo stretchy="false">^</mo>
            </mover>
            <mrow>
              <mspace width="2em"/>
              <mo stretchy="false">=</mo>
              <mspace width="2em"/>
            </mrow>
            <mfrac>
              <mn>1</mn>
              <mi>T</mi>
            </mfrac>
            <mrow>
              <munderover>
                <mo stretchy="false">∫</mo>
                <mrow>
                  <mrow>
                    <mo stretchy="false">−</mo>
                    <mi>T</mi>
                  </mrow>
                  <mo stretchy="false">/</mo>
                  <mn>2</mn>
                </mrow>
                <mrow>
                  <mi>T</mi>
                  <mo stretchy="false">/</mo>
                  <mn>2</mn>
                </mrow>
              </munderover>
              <mrow>
                <mi>f</mi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  <msup>
                  <mi>e</mi>
                  <mrow>
                    <mrow>
                      <mo stretchy="false">−</mo>
                      <mi>i</mi>
                    </mrow>
                    <mfrac>
                      <mrow>
                        <mn>2</mn>
                        <mi mathvariant="italic">mnt</mi>
                      </mrow>
                      <mi>T</mi>
                    </mfrac>
                  </mrow>
                </msup>
                <mi mathvariant="italic">dt</mi>
              </mrow>
            </mrow>
          </mrow>
        </mtd>
      </mtr>
    </mtable>
    <annotation encoding="StarMath 5.0">f(t)~=~ sum from {n=-%infinite} to {%infinite} hat F_n e^{i{{2mnt} over T}} newline 
newline
where hat F_n ~=~ 1 over T int to T/2 from -T/2 {f(t)e^{-i{{2mnt} over T}}dt}</annotation>
  </semantics>
</math>
</file>

<file path=Object 4/content.xml><?xml version="1.0" encoding="utf-8"?>
<math xmlns="http://www.w3.org/1998/Math/MathML" display="block">
  <semantics>
    <mtable>
      <mtr>
        <mtd>
          <mrow>
            <mi>f</mi>
            <mrow>
              <mo fence="true" form="prefix" stretchy="false">(</mo>
              <mrow>
                <mi>t</mi>
              </mrow>
              <mo fence="true" form="postfix" stretchy="false">)</mo>
            </mrow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n</mi>
                  <mo stretchy="false">=</mo>
                  <mrow>
                    <mo stretchy="false">−</mo>
                    <mi mathvariant="normal">∞</mi>
                  </mrow>
                </mrow>
                <mi mathvariant="normal">∞</mi>
              </munderover>
              <mover accent="true">
                <msub>
                  <mi>F</mi>
                  <mi>n</mi>
                </msub>
                <mo stretchy="false">^</mo>
              </mover>
            </mrow>
            <msup>
              <mi>e</mi>
              <mrow>
                <mi>i</mi>
                <mfrac>
                  <mrow>
                    <mn>2</mn>
                    <mi mathvariant="italic">mnt</mi>
                  </mrow>
                  <mi>T</mi>
                </mfrac>
              </mrow>
            </msup>
          </mrow>
        </mtd>
      </mtr>
      <mtr>
        <mtd>
          <mrow/>
        </mtd>
      </mtr>
      <mtr>
        <mtd>
          <mrow>
            <mi mathvariant="italic">where</mi>
            <mover accent="true">
              <msub>
                <mi>F</mi>
                <mi>n</mi>
              </msub>
              <mo stretchy="false">^</mo>
            </mover>
            <mrow>
              <mspace width="2em"/>
              <mo stretchy="false">=</mo>
              <mspace width="2em"/>
            </mrow>
            <mfrac>
              <mn>1</mn>
              <mi>T</mi>
            </mfrac>
            <mrow>
              <munderover>
                <mo stretchy="false">∫</mo>
                <mrow>
                  <mrow>
                    <mo stretchy="false">−</mo>
                    <mi>T</mi>
                  </mrow>
                  <mo stretchy="false">/</mo>
                  <mn>2</mn>
                </mrow>
                <mrow>
                  <mi>T</mi>
                  <mo stretchy="false">/</mo>
                  <mn>2</mn>
                </mrow>
              </munderover>
              <mrow>
                <mi>f</mi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  <msup>
                  <mi>e</mi>
                  <mrow>
                    <mrow>
                      <mo stretchy="false">−</mo>
                      <mi>i</mi>
                    </mrow>
                    <mfrac>
                      <mrow>
                        <mn>2</mn>
                        <mi mathvariant="italic">mnt</mi>
                      </mrow>
                      <mi>T</mi>
                    </mfrac>
                  </mrow>
                </msup>
                <mi mathvariant="italic">dt</mi>
              </mrow>
            </mrow>
          </mrow>
        </mtd>
      </mtr>
    </mtable>
    <annotation encoding="StarMath 5.0">f(t)~=~ sum from {n=-%infinite} to {%infinite} hat F_n e^{i{{2mnt} over T}} newline 
newline
where hat F_n ~=~ 1 over T int to T/2 from -T/2 {f(t)e^{-i{{2mnt} over T}}dt}</annotation>
  </semantics>
</math>
</file>

<file path=Object 5/content.xml><?xml version="1.0" encoding="utf-8"?>
<math xmlns="http://www.w3.org/1998/Math/MathML" display="block">
  <semantics>
    <mrow>
      <mover accent="true">
        <msub>
          <mi>f</mi>
          <mi>n</mi>
        </msub>
        <mo stretchy="false">^</mo>
      </mover>
      <mrow>
        <mspace width="2em"/>
        <mo stretchy="false">=</mo>
        <mspace width="2em"/>
      </mrow>
      <mfrac>
        <mn>1</mn>
        <mrow>
          <mi>n</mi>
          <mi>π</mi>
        </mrow>
      </mfrac>
      <mrow>
        <mo fence="true" form="prefix" stretchy="false">(</mo>
        <mrow>
          <mrow>
            <mn>2</mn>
            <mi>sin</mi>
            <mrow>
              <mrow>
                <mo fence="true" form="prefix" stretchy="false">(</mo>
                <mrow>
                  <mrow>
                    <mi>n</mi>
                    <mfrac>
                      <mi>π</mi>
                      <mn>2</mn>
                    </mfrac>
                  </mrow>
                </mrow>
                <mo fence="true" form="postfix" stretchy="false">)</mo>
              </mrow>
              <mo stretchy="false">−</mo>
              <mi>sin</mi>
            </mrow>
            <mrow>
              <mo fence="true" form="prefix" stretchy="false">(</mo>
              <mrow>
                <mrow>
                  <mi>n</mi>
                  <mi>π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hat{f}_n ~ = ~ {1} over {n %pi } (2sin(n %pi over 2) - sin(n %pi))</annotation>
  </semantics>
</math>
</file>

<file path=Object 6/content.xml><?xml version="1.0" encoding="utf-8"?>
<math xmlns="http://www.w3.org/1998/Math/MathML" display="block">
  <semantics>
    <mrow>
      <mi>f</mi>
      <mrow>
        <mo fence="true" form="prefix" stretchy="true">(</mo>
        <mrow>
          <mrow>
            <mi>t</mi>
          </mrow>
        </mrow>
        <mo fence="true" form="postfix" stretchy="true">)</mo>
      </mrow>
    </mrow>
    <annotation encoding="StarMath 5.0">{ f left ( t right ) }</annotation>
  </semantics>
</math>
</file>

<file path=Object 7/content.xml><?xml version="1.0" encoding="utf-8"?>
<math xmlns="http://www.w3.org/1998/Math/MathML" display="block">
  <semantics>
    <mrow>
      <mrow>
        <msup>
          <mi>e</mi>
          <mrow>
            <mi>i</mi>
            <mi>θ</mi>
          </mrow>
        </msup>
        <mo stretchy="false">=</mo>
        <mi>cos</mi>
      </mrow>
      <mrow>
        <mrow>
          <mo fence="true" form="prefix" stretchy="false">(</mo>
          <mrow>
            <mi>θ</mi>
          </mrow>
          <mo fence="true" form="postfix" stretchy="false">)</mo>
        </mrow>
        <mo stretchy="false">+</mo>
        <mi>i</mi>
      </mrow>
      <mi>sin</mi>
      <mrow>
        <mo fence="true" form="prefix" stretchy="false">(</mo>
        <mrow>
          <mi>θ</mi>
        </mrow>
        <mo fence="true" form="postfix" stretchy="false">)</mo>
      </mrow>
    </mrow>
    <annotation encoding="StarMath 5.0">e ^ {i %theta}=cos(%theta ) + i sin(%theta )</annotation>
  </semantics>
</math>
</file>